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de8" officeooo:paragraph-rsid="00144de8"/>
    </style:style>
    <style:style style:name="P2" style:family="paragraph" style:parent-style-name="Standard">
      <style:text-properties officeooo:rsid="00144de8" officeooo:paragraph-rsid="001676e1"/>
    </style:style>
    <style:style style:name="T1" style:family="text">
      <style:text-properties officeooo:rsid="00144de8"/>
    </style:style>
    <style:style style:name="T2" style:family="text">
      <style:text-properties style:text-position="super 58%"/>
    </style:style>
    <style:style style:name="T3" style:family="text">
      <style:text-properties officeooo:rsid="001676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ills</text:p>
      <text:p text:style-name="Standard">- <text:span text:style-name="T1">great communication skills</text:span></text:p>
      <text:p text:style-name="Standard"><text:tab/>- <text:span text:style-name="T1">quick friends~~~job</text:span></text:p>
      <text:p text:style-name="P1">- fast typer (~92 gwam)</text:p>
      <text:p text:style-name="P1">- fluent in python, c/c++, java, c#</text:p>
      <text:p text:style-name="P1"><text:tab/>- beginner experience in html, javascript, php, css</text:p>
      <text:p text:style-name="P1"/>
      <text:p text:style-name="P1">Certifications</text:p>
      <text:p text:style-name="P1">- technician level amateur radio operator’s license</text:p>
      <text:p text:style-name="P1">- <text:span text:style-name="T3">currently </text:span>studying for A+ certification</text:p>
      <text:p text:style-name="P1"/>
      <text:p text:style-name="P1">Awards</text:p>
      <text:p text:style-name="P1">- SD AP Scholar with Distinction</text:p>
      <text:p text:style-name="P1">- 1<text:span text:style-name="T2">st</text:span> Place - Continental Math League</text:p>
      <text:p text:style-name="P1">- 3<text:span text:style-name="T2">rd</text:span>, 2<text:span text:style-name="T2">nd</text:span>, 2<text:span text:style-name="T2">nd</text:span> Places – SDSU Program and Design Competition <text:span text:style-name="T3">(2015, 2016, 2017 respectively)</text:span></text:p>
      <text:p text:style-name="P1"/>
      <text:p text:style-name="P1">Experience</text:p>
      <text:p text:style-name="P1"><text:tab/>Shopko – practiced communication with various audiences (customers, peers, superiors)</text:p>
      <text:p text:style-name="P1"><text:tab/><text:tab/>– learn fast</text:p>
      <text:p text:style-name="P1"><text:tab/><text:tab/>– Problem solving</text:p>
      <text:p text:style-name="P1"><text:tab/><text:tab/>– time management</text:p>
      <text:p text:style-name="P2"><text:tab/><text:tab/>– independence</text:p>
      <text:p text:style-name="P2"/>
      <text:p text:style-name="P2"><text:span text:style-name="T3">Education</text:span></text:p>
      <text:p text:style-name="P2"><text:tab/><text:span text:style-name="T3">Washington High School (2013 – 2017)<text:tab/><text:tab/>Sioux Falls, SD</text:span></text:p>
      <text:p text:style-name="P2"><text:tab/><text:span text:style-name="T3">SDSU (Current) – B.A. Computer Science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07:06:00.927606439</meta:creation-date>
    <dc:date>2018-01-31T07:43:13.628973133</dc:date>
    <meta:editing-duration>PT23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01" meta:character-count="707" meta:non-whitespace-character-count="604"/>
  </office:meta>
</office:document-meta>
</file>